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4" style:family="table-row">
      <style:table-row-properties loext:text-changes-only="false"/>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5" style:family="table-row">
      <style:table-row-properties loext:text-changes-only="false"/>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6" style:family="table-row">
      <style:table-row-properties loext:text-changes-only="false"/>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8" style:family="table-row">
      <style:table-row-properties loext:text-changes-only="false"/>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loext:text-changes-only="false"/>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10" style:family="table-row">
      <style:table-row-properties fo:background-color="transparent" fo:keep-together="auto">
        <style:background-image/>
      </style:table-row-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16f4" officeooo:paragraph-rsid="005d16f4"/>
    </style:style>
    <style:style style:name="P52" style:family="paragraph" style:parent-style-name="Standard">
      <style:paragraph-properties fo:margin-top="0in" fo:margin-bottom="0in" style:contextual-spacing="false" fo:text-align="start" style:justify-single-word="false"/>
      <style:text-properties officeooo:rsid="005d16f4" officeooo:paragraph-rsid="005d16f4"/>
    </style:style>
    <style:style style:name="P53"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4"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5" style:family="paragraph" style:parent-style-name="Standard">
      <style:paragraph-properties fo:margin-top="0in" fo:margin-bottom="0in" style:contextual-spacing="false" fo:text-align="center" style:justify-single-word="false"/>
      <style:text-properties officeooo:rsid="005dae11"/>
    </style:style>
    <style:style style:name="P56" style:family="paragraph" style:parent-style-name="Heading_20_1" style:master-page-name="First_20_Page">
      <style:paragraph-properties style:page-number="auto"/>
    </style:style>
    <style:style style:name="P57" style:family="paragraph" style:parent-style-name="Heading_20_1">
      <style:text-properties officeooo:paragraph-rsid="0019cf42"/>
    </style:style>
    <style:style style:name="P58" style:family="paragraph" style:parent-style-name="Heading_20_2">
      <style:text-properties officeooo:paragraph-rsid="004a26ea"/>
    </style:style>
    <style:style style:name="P59" style:family="paragraph" style:parent-style-name="Heading_20_2">
      <style:text-properties officeooo:paragraph-rsid="001db8fc"/>
    </style:style>
    <style:style style:name="P60" style:family="paragraph" style:parent-style-name="Standard" style:list-style-name="L1">
      <style:text-properties style:font-name="Times New Roman"/>
    </style:style>
    <style:style style:name="P61" style:family="paragraph" style:parent-style-name="Standard" style:list-style-name="L1"/>
    <style:style style:name="P62" style:family="paragraph" style:parent-style-name="Standard" style:master-page-name="Landscape">
      <style:paragraph-properties style:page-number="auto"/>
      <style:text-properties officeooo:paragraph-rsid="0010bd19"/>
    </style:style>
    <style:style style:name="P63" style:family="paragraph" style:parent-style-name="Standard">
      <style:paragraph-properties fo:margin-top="0in" fo:margin-bottom="0in" style:contextual-spacing="false" fo:text-align="center" style:justify-single-word="false"/>
      <style:text-properties officeooo:rsid="005dae11"/>
    </style:style>
    <style:style style:name="P64" style:family="paragraph" style:parent-style-name="Standard">
      <style:paragraph-properties fo:margin-top="0in" fo:margin-bottom="0in" style:contextual-spacing="false" fo:text-align="start" style:justify-single-word="false"/>
    </style:style>
    <style:style style:name="P65" style:family="paragraph" style:parent-style-name="Standard">
      <style:paragraph-properties fo:margin-top="0in" fo:margin-bottom="0in" style:contextual-spacing="false" fo:text-align="start" style:justify-single-word="false"/>
      <style:text-properties officeooo:paragraph-rsid="00615b1c"/>
    </style:style>
    <style:style style:name="P66" style:family="paragraph" style:parent-style-name="Standard">
      <style:text-properties officeooo:rsid="001313e6" officeooo:paragraph-rsid="001313e6"/>
    </style:style>
    <style:style style:name="P67" style:family="paragraph" style:parent-style-name="Standard">
      <style:paragraph-properties fo:margin-top="0in" fo:margin-bottom="0in" style:contextual-spacing="false" fo:text-align="center" style:justify-single-word="false"/>
    </style:style>
    <style:style style:name="P68" style:family="paragraph" style:parent-style-name="Standard">
      <style:paragraph-properties fo:margin-top="0in" fo:margin-bottom="0in" style:contextual-spacing="false" fo:text-align="center" style:justify-single-word="false"/>
      <style:text-properties officeooo:rsid="005d16f4" officeooo:paragraph-rsid="005d16f4"/>
    </style:style>
    <style:style style:name="P69" style:family="paragraph" style:parent-style-name="Standard">
      <style:paragraph-properties fo:margin-top="0in" fo:margin-bottom="0in" style:contextual-spacing="false" fo:text-align="start" style:justify-single-word="false"/>
      <style:text-properties officeooo:rsid="005d16f4" officeooo:paragraph-rsid="005d16f4"/>
    </style:style>
    <style:style style:name="P70" style:family="paragraph">
      <style:paragraph-properties style:writing-mode="lr-tb"/>
      <style:text-properties style:font-name="Liberation Sans" fo:font-size="1pt"/>
    </style:style>
    <style:style style:name="P71"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e890d"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style:text-underline-style="solid" style:text-underline-width="auto" style:text-underline-color="font-color" officeooo:rsid="0063cc80"/>
    </style:style>
    <style:style style:name="T15" style:family="text">
      <style:text-properties fo:color="#000000" loext:opacity="100%" fo:font-size="12pt" style:font-name-asian="TimesNewRomanPSMT" style:font-size-asian="12pt" style:font-name-complex="TimesNewRomanPSMT" style:font-size-complex="12pt"/>
    </style:style>
    <style:style style:name="T16" style:family="text">
      <style:text-properties officeooo:rsid="0012f730"/>
    </style:style>
    <style:style style:name="T17" style:family="text">
      <style:text-properties officeooo:rsid="0018a014"/>
    </style:style>
    <style:style style:name="T18" style:family="text">
      <style:text-properties officeooo:rsid="0019cf42"/>
    </style:style>
    <style:style style:name="T19" style:family="text">
      <style:text-properties officeooo:rsid="001a67f6"/>
    </style:style>
    <style:style style:name="T20" style:family="text">
      <style:text-properties officeooo:rsid="001d6a4b"/>
    </style:style>
    <style:style style:name="T21" style:family="text">
      <style:text-properties officeooo:rsid="001db8fc"/>
    </style:style>
    <style:style style:name="T22" style:family="text">
      <style:text-properties officeooo:rsid="0020e44c"/>
    </style:style>
    <style:style style:name="T23" style:family="text">
      <style:text-properties officeooo:rsid="00253fb5"/>
    </style:style>
    <style:style style:name="T24" style:family="text">
      <style:text-properties officeooo:rsid="002915f2"/>
    </style:style>
    <style:style style:name="T25" style:family="text">
      <style:text-properties officeooo:rsid="0029e7d9"/>
    </style:style>
    <style:style style:name="T26" style:family="text">
      <style:text-properties officeooo:rsid="002b863c"/>
    </style:style>
    <style:style style:name="T27" style:family="text">
      <style:text-properties officeooo:rsid="003232c2"/>
    </style:style>
    <style:style style:name="T28" style:family="text">
      <style:text-properties officeooo:rsid="00329310"/>
    </style:style>
    <style:style style:name="T29" style:family="text">
      <style:text-properties officeooo:rsid="003449e2"/>
    </style:style>
    <style:style style:name="T30" style:family="text">
      <style:text-properties officeooo:rsid="003ccc61"/>
    </style:style>
    <style:style style:name="T31" style:family="text">
      <style:text-properties officeooo:rsid="003e49ff"/>
    </style:style>
    <style:style style:name="T32" style:family="text">
      <style:text-properties officeooo:rsid="0041f404"/>
    </style:style>
    <style:style style:name="T33" style:family="text">
      <style:text-properties officeooo:rsid="004a26ea"/>
    </style:style>
    <style:style style:name="T34" style:family="text">
      <style:text-properties officeooo:rsid="0050deac"/>
    </style:style>
    <style:style style:name="T35" style:family="text">
      <style:text-properties officeooo:rsid="005544a2"/>
    </style:style>
    <style:style style:name="T36" style:family="text">
      <style:text-properties officeooo:rsid="0055cb66"/>
    </style:style>
    <style:style style:name="T37" style:family="text">
      <style:text-properties officeooo:rsid="005a1873"/>
    </style:style>
    <style:style style:name="T38" style:family="text">
      <style:text-properties officeooo:rsid="005abc0d"/>
    </style:style>
    <style:style style:name="T39" style:family="text">
      <style:text-properties officeooo:rsid="005d16f4"/>
    </style:style>
    <style:style style:name="T40" style:family="text">
      <style:text-properties officeooo:rsid="005d86dc"/>
    </style:style>
    <style:style style:name="T41" style:family="text">
      <style:text-properties officeooo:rsid="005dae11"/>
    </style:style>
    <style:style style:name="T42" style:family="text">
      <style:text-properties officeooo:rsid="005dd1b4"/>
    </style:style>
    <style:style style:name="T43" style:family="text">
      <style:text-properties officeooo:rsid="005e890d"/>
    </style:style>
    <style:style style:name="T44" style:family="text">
      <style:text-properties officeooo:rsid="0060103c"/>
    </style:style>
    <style:style style:name="T45" style:family="text">
      <style:text-properties style:font-name="Times New Roman" officeooo:rsid="00615b1c" style:font-name-asian="Times New Roman1" style:font-name-complex="Times New Roman1"/>
    </style:style>
    <style:style style:name="T46" style:family="text">
      <style:text-properties officeooo:rsid="0063cc80"/>
    </style:style>
    <style:style style:name="T47" style:family="text">
      <style:text-properties officeooo:rsid="0065dbf0"/>
    </style:style>
    <style:style style:name="T48"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675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4941963668656" text:id="ct104941963668656">
          <text:insertion>
            <office:change-info>
              <dc:creator>Stuart Baker</dc:creator>
              <dc:date>2023-03-30T23:22:53</dc:date>
            </office:change-info>
          </text:insertion>
        </text:changed-region>
        <text:changed-region xml:id="ct104941962186496" text:id="ct104941962186496">
          <text:insertion>
            <office:change-info>
              <dc:creator>Stuart Baker</dc:creator>
              <dc:date>2023-03-30T23:22:58</dc:date>
            </office:change-info>
          </text:insertion>
        </text:changed-region>
        <text:changed-region xml:id="ct104941964521536" text:id="ct104941964521536">
          <text:deletion>
            <office:change-info>
              <dc:creator>Stuart Baker</dc:creator>
              <dc:date>2024-06-23T13:04:53</dc:date>
            </office:change-info>
            <text:p text:style-name="Standard">was originally</text:p>
          </text:deletion>
        </text:changed-region>
        <text:changed-region xml:id="ct104941966571504" text:id="ct104941966571504">
          <text:insertion>
            <office:change-info>
              <dc:creator>Stuart Baker</dc:creator>
              <dc:date>2024-06-23T13:05:02</dc:date>
            </office:change-info>
          </text:insertion>
        </text:changed-region>
        <text:changed-region xml:id="ct104941966571824" text:id="ct104941966571824">
          <text:insertion>
            <office:change-info>
              <dc:creator>Stuart Baker</dc:creator>
              <dc:date>2024-06-23T21:29:30</dc:date>
            </office:change-info>
          </text:insertion>
        </text:changed-region>
        <text:changed-region xml:id="ct104941966573488" text:id="ct104941966573488">
          <text:deletion>
            <office:change-info>
              <dc:creator>Stuart Baker</dc:creator>
              <dc:date>2024-06-23T21:30:18</dc:date>
            </office:change-info>
            <text:p text:style-name="Standard"><text:span text:style-name="T46"><text:s/></text:span></text:p>
          </text:deletion>
        </text:changed-region>
        <text:changed-region xml:id="ct104941966573776" text:id="ct104941966573776">
          <text:deletion>
            <office:change-info>
              <dc:creator>Stuart Baker</dc:creator>
              <dc:date>2024-06-23T13:05:28</dc:date>
            </office:change-info>
            <text:p text:style-name="Standard"><text:span text:style-name="T46">These allocations are </text:span><text:span text:style-name="T14">no longer valid</text:span><text:span text:style-name="T46">, because locomotive control is being implemented differently than originally conceived. <text:s/></text:span><text:span text:style-name="T30">These allocations are known to have never been used other than for experimental purposes. <text:s/></text:span><text:span text:style-name="T46">For historical reasons, the values are displayed here. <text:s/></text:span><text:span text:style-name="T14">Do not use</text:span><text:span text:style-name="T46"> these Unique Identifiers for any reason, as their use has been </text:span><text:span text:style-name="T14">deprecated</text:span><text:span text:style-name="T46">, and they may be re-designated for another purpose in the future.</text:span></text:p>
          </text:deletion>
        </text:changed-region>
        <text:changed-region xml:id="ct104941966585696" text:id="ct104941966585696">
          <text:deletion>
            <office:change-info>
              <dc:creator>Stuart Baker</dc:creator>
              <dc:date>2024-06-23T20:14:18</dc:date>
            </office:change-info>
            <text:p text:style-name="P55">*</text:p>
          </text:deletion>
        </text:changed-region>
        <text:changed-region xml:id="ct104941966586288" text:id="ct104941966586288">
          <text:insertion>
            <office:change-info>
              <dc:creator>Stuart Baker</dc:creator>
              <dc:date>2024-06-23T20:14:19</dc:date>
            </office:change-info>
          </text:insertion>
        </text:changed-region>
        <text:changed-region xml:id="ct104941966587264" text:id="ct104941966587264">
          <text:deletion>
            <office:change-info>
              <dc:creator>Stuart Baker</dc:creator>
              <dc:date>2024-06-23T20:14:21</dc:date>
            </office:change-info>
            <text:p text:style-name="P55">*</text:p>
          </text:deletion>
        </text:changed-region>
        <text:changed-region xml:id="ct104941966572320" text:id="ct104941966572320">
          <text:insertion>
            <office:change-info>
              <dc:creator>Stuart Baker</dc:creator>
              <dc:date>2024-06-23T20:14:21</dc:date>
            </office:change-info>
          </text:insertion>
        </text:changed-region>
        <text:changed-region xml:id="ct104941966588320" text:id="ct104941966588320">
          <text:deletion>
            <office:change-info>
              <dc:creator>Stuart Baker</dc:creator>
              <dc:date>2024-06-23T20:14:24</dc:date>
            </office:change-info>
            <text:p text:style-name="P55">*</text:p>
          </text:deletion>
        </text:changed-region>
        <text:changed-region xml:id="ct104941966568224" text:id="ct104941966568224">
          <text:insertion>
            <office:change-info>
              <dc:creator>Stuart Baker</dc:creator>
              <dc:date>2024-06-23T20:14:24</dc:date>
            </office:change-info>
          </text:insertion>
        </text:changed-region>
        <text:changed-region xml:id="ct104941966589344" text:id="ct104941966589344">
          <text:deletion>
            <office:change-info>
              <dc:creator>Stuart Baker</dc:creator>
              <dc:date>2024-06-23T20:14:27</dc:date>
            </office:change-info>
            <text:p text:style-name="P55">*</text:p>
          </text:deletion>
        </text:changed-region>
        <text:changed-region xml:id="ct104941966566304" text:id="ct104941966566304">
          <text:insertion>
            <office:change-info>
              <dc:creator>Stuart Baker</dc:creator>
              <dc:date>2024-06-23T20:14:27</dc:date>
            </office:change-info>
          </text:insertion>
        </text:changed-region>
        <text:changed-region xml:id="ct104941966591088" text:id="ct104941966591088">
          <text:deletion>
            <office:change-info>
              <dc:creator>Stuart Baker</dc:creator>
              <dc:date>2024-06-23T13:05:36</dc:date>
            </office:change-info>
            <text:p text:style-name="Standard">, <text:span text:style-name="T30">do not use</text:span></text:p>
          </text:deletion>
        </text:changed-region>
        <text:changed-region xml:id="ct104941966592592" text:id="ct104941966592592">
          <text:insertion>
            <office:change-info>
              <dc:creator>Stuart Baker</dc:creator>
              <dc:date>2024-06-23T20:14:58</dc:date>
            </office:change-info>
          </text:insertion>
        </text:changed-region>
        <text:changed-region xml:id="ct104941966594080" text:id="ct104941966594080">
          <text:insertion>
            <office:change-info>
              <dc:creator>Stuart Baker</dc:creator>
              <dc:date>2024-06-23T20:16:05</dc:date>
            </office:change-info>
          </text:insertion>
        </text:changed-region>
        <text:changed-region xml:id="ct104941966600320" text:id="ct104941966600320">
          <text:deletion>
            <office:change-info>
              <dc:creator>Stuart Baker</dc:creator>
              <dc:date>2024-06-23T13:05:40</dc:date>
            </office:change-info>
            <text:p text:style-name="P5">, <text:span text:style-name="T30">do not use</text:span></text:p>
          </text:deletion>
        </text:changed-region>
        <text:changed-region xml:id="ct104941966600688" text:id="ct104941966600688">
          <text:insertion>
            <office:change-info>
              <dc:creator>Stuart Baker</dc:creator>
              <dc:date>2024-06-23T20:21:02</dc:date>
            </office:change-info>
          </text:insertion>
        </text:changed-region>
        <text:changed-region xml:id="ct104941966509920" text:id="ct104941966509920">
          <text:insertion>
            <office:change-info>
              <dc:creator>Stuart Baker</dc:creator>
              <dc:date>2024-06-23T13:09:12</dc:date>
            </office:change-info>
          </text:insertion>
        </text:changed-region>
        <text:changed-region xml:id="ct104941966592032" text:id="ct104941966592032">
          <text:insertion>
            <office:change-info>
              <dc:creator>Stuart Baker</dc:creator>
              <dc:date>2024-06-23T13:09:28</dc:date>
            </office:change-info>
          </text:insertion>
        </text:changed-region>
        <text:changed-region xml:id="ct104941966602480" text:id="ct104941966602480">
          <text:insertion>
            <office:change-info>
              <dc:creator>Stuart Baker</dc:creator>
              <dc:date>2024-06-23T13:10:01</dc:date>
            </office:change-info>
          </text:insertion>
        </text:changed-region>
        <text:changed-region xml:id="ct104941966603920" text:id="ct104941966603920">
          <text:insertion>
            <office:change-info>
              <dc:creator>Stuart Baker</dc:creator>
              <dc:date>2024-06-23T13:10:02</dc:date>
            </office:change-info>
          </text:insertion>
        </text:changed-region>
        <text:changed-region xml:id="ct104941966604848" text:id="ct104941966604848">
          <text:insertion>
            <office:change-info>
              <dc:creator>Stuart Baker</dc:creator>
              <dc:date>2024-06-23T13:10:02</dc:date>
            </office:change-info>
          </text:insertion>
        </text:changed-region>
        <text:changed-region xml:id="ct104941966606224" text:id="ct104941966606224">
          <text:insertion>
            <office:change-info>
              <dc:creator>Stuart Baker</dc:creator>
              <dc:date>2024-06-23T13:10:07</dc:date>
            </office:change-info>
          </text:insertion>
        </text:changed-region>
        <text:changed-region xml:id="ct104941966571136" text:id="ct104941966571136">
          <text:insertion>
            <office:change-info>
              <dc:creator>Stuart Baker</dc:creator>
              <dc:date>2024-06-23T13:10:38</dc:date>
            </office:change-info>
          </text:insertion>
        </text:changed-region>
        <text:changed-region xml:id="ct104941966610320" text:id="ct104941966610320">
          <text:insertion>
            <office:change-info>
              <dc:creator>Stuart Baker</dc:creator>
              <dc:date>2024-06-23T13:10:44</dc:date>
            </office:change-info>
          </text:insertion>
        </text:changed-region>
        <text:changed-region xml:id="ct104941966592880" text:id="ct104941966592880">
          <text:insertion>
            <office:change-info>
              <dc:creator>Stuart Baker</dc:creator>
              <dc:date>2024-06-23T20:30:09</dc:date>
            </office:change-info>
          </text:insertion>
        </text:changed-region>
        <text:changed-region xml:id="ct104941966048624" text:id="ct104941966048624">
          <text:insertion>
            <office:change-info>
              <dc:creator>Stuart Baker</dc:creator>
              <dc:date>2024-06-23T13:52:46</dc:date>
            </office:change-info>
          </text:insertion>
        </text:changed-region>
        <text:changed-region xml:id="ct104941966611632" text:id="ct104941966611632">
          <text:insertion>
            <office:change-info>
              <dc:creator>Stuart Baker</dc:creator>
              <dc:date>2024-06-23T20:30:54</dc:date>
            </office:change-info>
          </text:insertion>
        </text:changed-region>
        <text:changed-region xml:id="ct104942033048800" text:id="ct104942033048800">
          <text:insertion>
            <office:change-info>
              <dc:creator>Stuart Baker</dc:creator>
              <dc:date>2024-06-28T20:38:45</dc:date>
            </office:change-info>
          </text:insertion>
        </text:changed-region>
        <text:changed-region xml:id="ct104942034134432" text:id="ct104942034134432">
          <text:deletion>
            <office:change-info>
              <dc:creator>Stuart Baker</dc:creator>
              <dc:date>2024-06-28T20:42:21</dc:date>
            </office:change-info>
            <text:p text:style-name="P18">‍<text:span text:style-name="T39">06</text:span></text:p>
          </text:deletion>
        </text:changed-region>
        <text:changed-region xml:id="ct104942043017616" text:id="ct104942043017616">
          <text:deletion>
            <office:change-info>
              <dc:creator>Stuart Baker</dc:creator>
              <dc:date>2024-06-28T20:42:21</dc:date>
            </office:change-info>
            <text:p text:style-name="P51">01</text:p>
          </text:deletion>
        </text:changed-region>
        <text:changed-region xml:id="ct104942032079136" text:id="ct104942032079136">
          <text:deletion>
            <office:change-info>
              <dc:creator>Stuart Baker</dc:creator>
              <dc:date>2024-06-28T20:42:21</dc:date>
            </office:change-info>
            <text:p text:style-name="P51">00</text:p>
          </text:deletion>
        </text:changed-region>
        <text:changed-region xml:id="ct104942034083136" text:id="ct104942034083136">
          <text:deletion>
            <office:change-info>
              <dc:creator>Stuart Baker</dc:creator>
              <dc:date>2024-06-28T20:42:21</dc:date>
            </office:change-info>
            <text:p text:style-name="P51">00</text:p>
          </text:deletion>
        </text:changed-region>
        <text:changed-region xml:id="ct104942029048720" text:id="ct104942029048720">
          <text:deletion>
            <office:change-info>
              <dc:creator>Stuart Baker</dc:creator>
              <dc:date>2024-06-28T20:42:21</dc:date>
            </office:change-info>
            <text:p text:style-name="P51">0100 - BFFF</text:p>
          </text:deletion>
        </text:changed-region>
        <text:changed-region xml:id="ct104942048140752" text:id="ct104942048140752">
          <text:deletion>
            <office:change-info>
              <dc:creator>Stuart Baker</dc:creator>
              <dc:date>2024-06-28T20:42:21</dc:date>
            </office:change-info>
            <text:p text:style-name="P51">OpenLCB</text:p>
          </text:deletion>
        </text:changed-region>
        <text:changed-region xml:id="ct104942032567536" text:id="ct104942032567536">
          <text:deletion>
            <office:change-info>
              <dc:creator>Stuart Baker</dc:creator>
              <dc:date>2024-06-28T20:42:21</dc:date>
            </office:change-info>
            <text:p text:style-name="P52"><text:span text:style-name="T40">DCC r</text:span>eserved, do not use. <text:span text:style-name="T6">Byte 5 is the most significant byte and </text:span><text:span text:style-name="T9">b</text:span><text:span text:style-name="T6">yte 6 is the least significant byte.</text:span></text:p>
          </text:deletion>
        </text:changed-region>
        <text:changed-region xml:id="ct104941966593520" text:id="ct104941966593520">
          <text:insertion>
            <office:change-info>
              <dc:creator>Stuart Baker</dc:creator>
              <dc:date>2024-06-23T13:09:07</dc:date>
            </office:change-info>
          </text:insertion>
        </text:changed-region>
        <text:changed-region xml:id="ct104941966609392" text:id="ct104941966609392">
          <text:insertion>
            <office:change-info>
              <dc:creator>Stuart Baker</dc:creator>
              <dc:date>2024-06-23T13:09:30</dc:date>
            </office:change-info>
          </text:insertion>
        </text:changed-region>
        <text:changed-region xml:id="ct104941966621232" text:id="ct104941966621232">
          <text:insertion>
            <office:change-info>
              <dc:creator>Stuart Baker</dc:creator>
              <dc:date>2024-06-23T13:15:31</dc:date>
            </office:change-info>
          </text:insertion>
        </text:changed-region>
        <text:changed-region xml:id="ct104941966611152" text:id="ct104941966611152">
          <text:insertion>
            <office:change-info>
              <dc:creator>Stuart Baker</dc:creator>
              <dc:date>2024-06-23T13:15:32</dc:date>
            </office:change-info>
          </text:insertion>
        </text:changed-region>
        <text:changed-region xml:id="ct104941966623680" text:id="ct104941966623680">
          <text:insertion>
            <office:change-info>
              <dc:creator>Stuart Baker</dc:creator>
              <dc:date>2024-06-23T13:14:54</dc:date>
            </office:change-info>
          </text:insertion>
        </text:changed-region>
        <text:changed-region xml:id="ct104941966610640" text:id="ct104941966610640">
          <text:insertion>
            <office:change-info>
              <dc:creator>Stuart Baker</dc:creator>
              <dc:date>2024-06-23T13:11:54</dc:date>
            </office:change-info>
          </text:insertion>
        </text:changed-region>
        <text:changed-region xml:id="ct104941966625936" text:id="ct104941966625936">
          <text:insertion>
            <office:change-info>
              <dc:creator>Stuart Baker</dc:creator>
              <dc:date>2024-06-23T13:12:04</dc:date>
            </office:change-info>
          </text:insertion>
        </text:changed-region>
        <text:changed-region xml:id="ct104941966626224" text:id="ct104941966626224">
          <text:insertion>
            <office:change-info>
              <dc:creator>Stuart Baker</dc:creator>
              <dc:date>2024-06-23T13:13:07</dc:date>
            </office:change-info>
          </text:insertion>
        </text:changed-region>
        <text:changed-region xml:id="ct104941966627520" text:id="ct104941966627520">
          <text:insertion>
            <office:change-info>
              <dc:creator>Stuart Baker</dc:creator>
              <dc:date>2024-06-23T13:51:58</dc:date>
            </office:change-info>
          </text:insertion>
        </text:changed-region>
        <text:changed-region xml:id="ct104941966631568" text:id="ct104941966631568">
          <text:insertion>
            <office:change-info>
              <dc:creator>Stuart Baker</dc:creator>
              <dc:date>2024-06-23T13:53:02</dc:date>
            </office:change-info>
          </text:insertion>
        </text:changed-region>
        <text:changed-region xml:id="ct104941966634368" text:id="ct104941966634368">
          <text:insertion>
            <office:change-info>
              <dc:creator>Stuart Baker</dc:creator>
              <dc:date>2024-06-23T20:31:26</dc:date>
            </office:change-info>
          </text:insertion>
        </text:changed-region>
        <text:changed-region xml:id="ct104941966639728" text:id="ct104941966639728">
          <text:deletion>
            <office:change-info>
              <dc:creator>Stuart Baker</dc:creator>
              <dc:date>2024-06-23T13:05:47</dc:date>
            </office:change-info>
            <text:p text:style-name="P5"><text:s/>operated, <text:span text:style-name="T30">do not use</text:span></text:p>
          </text:deletion>
        </text:changed-region>
        <text:changed-region xml:id="ct104941966629008" text:id="ct104941966629008">
          <text:insertion>
            <office:change-info>
              <dc:creator>Stuart Baker</dc:creator>
              <dc:date>2024-06-23T20:24:03</dc:date>
            </office:change-info>
          </text:insertion>
        </text:changed-region>
        <text:changed-region xml:id="ct104941966631008" text:id="ct104941966631008">
          <text:insertion>
            <office:change-info>
              <dc:creator>Stuart Baker</dc:creator>
              <dc:date>2024-06-23T20:21:22</dc:date>
            </office:change-info>
          </text:insertion>
        </text:changed-region>
        <text:changed-region xml:id="ct104941966567088" text:id="ct104941966567088">
          <text:insertion>
            <office:change-info>
              <dc:creator>Stuart Baker</dc:creator>
              <dc:date>2024-06-23T20:24:04</dc:date>
            </office:change-info>
          </text:insertion>
        </text:changed-region>
        <text:changed-region xml:id="ct104941966642112" text:id="ct104941966642112">
          <text:insertion>
            <office:change-info>
              <dc:creator>Stuart Baker</dc:creator>
              <dc:date>2024-06-23T20:24:05</dc:date>
            </office:change-info>
          </text:insertion>
        </text:changed-region>
        <text:changed-region xml:id="ct104941966643824" text:id="ct104941966643824">
          <text:insertion>
            <office:change-info>
              <dc:creator>Stuart Baker</dc:creator>
              <dc:date>2024-06-23T20:24:06</dc:date>
            </office:change-info>
          </text:insertion>
        </text:changed-region>
        <text:changed-region xml:id="ct104941966644800" text:id="ct104941966644800">
          <text:insertion>
            <office:change-info>
              <dc:creator>Stuart Baker</dc:creator>
              <dc:date>2024-06-23T20:24:06</dc:date>
            </office:change-info>
          </text:insertion>
        </text:changed-region>
        <text:changed-region xml:id="ct104941966645776" text:id="ct104941966645776">
          <text:insertion>
            <office:change-info>
              <dc:creator>Stuart Baker</dc:creator>
              <dc:date>2024-06-23T20:24:23</dc:date>
            </office:change-info>
          </text:insertion>
        </text:changed-region>
        <text:changed-region xml:id="ct104941966646752" text:id="ct104941966646752">
          <text:insertion>
            <office:change-info>
              <dc:creator>Stuart Baker</dc:creator>
              <dc:date>2024-06-23T20:24:30</dc:date>
            </office:change-info>
          </text:insertion>
        </text:changed-region>
        <text:changed-region xml:id="ct104941966647728" text:id="ct104941966647728">
          <text:insertion>
            <office:change-info>
              <dc:creator>Stuart Baker</dc:creator>
              <dc:date>2024-06-23T20:24:34</dc:date>
            </office:change-info>
          </text:insertion>
        </text:changed-region>
        <text:changed-region xml:id="ct104941966048112" text:id="ct104941966048112">
          <text:insertion>
            <office:change-info>
              <dc:creator>Stuart Baker</dc:creator>
              <dc:date>2024-06-23T20:25:41</dc:date>
            </office:change-info>
          </text:insertion>
        </text:changed-region>
        <text:changed-region xml:id="ct104941966649648" text:id="ct104941966649648">
          <text:insertion>
            <office:change-info>
              <dc:creator>Stuart Baker</dc:creator>
              <dc:date>2024-06-23T20:26:43</dc:date>
            </office:change-info>
          </text:insertion>
        </text:changed-region>
        <text:changed-region xml:id="ct104941966049712" text:id="ct104941966049712">
          <text:insertion>
            <office:change-info>
              <dc:creator>Stuart Baker</dc:creator>
              <dc:date>2024-06-23T20:26:46</dc:date>
            </office:change-info>
          </text:insertion>
        </text:changed-region>
        <text:changed-region xml:id="ct104941966651488" text:id="ct104941966651488">
          <text:insertion>
            <office:change-info>
              <dc:creator>Stuart Baker</dc:creator>
              <dc:date>2024-06-23T20:26:47</dc:date>
            </office:change-info>
          </text:insertion>
        </text:changed-region>
        <text:changed-region xml:id="ct104941966652560" text:id="ct104941966652560">
          <text:insertion>
            <office:change-info>
              <dc:creator>Stuart Baker</dc:creator>
              <dc:date>2024-06-23T20:26:48</dc:date>
            </office:change-info>
          </text:insertion>
        </text:changed-region>
        <text:changed-region xml:id="ct104941966654720" text:id="ct104941966654720">
          <text:insertion>
            <office:change-info>
              <dc:creator>Stuart Baker</dc:creator>
              <dc:date>2024-06-23T20:27:15</dc:date>
            </office:change-info>
          </text:insertion>
        </text:changed-region>
        <text:changed-region xml:id="ct104941966655792" text:id="ct104941966655792">
          <text:insertion>
            <office:change-info>
              <dc:creator>Stuart Baker</dc:creator>
              <dc:date>2024-06-23T20:28:12</dc:date>
            </office:change-info>
          </text:insertion>
        </text:changed-region>
        <text:changed-region xml:id="ct104941966657664" text:id="ct104941966657664">
          <text:insertion>
            <office:change-info>
              <dc:creator>Stuart Baker</dc:creator>
              <dc:date>2024-06-23T20:28:14</dc:date>
            </office:change-info>
          </text:insertion>
        </text:changed-region>
        <text:changed-region xml:id="ct104941966060544" text:id="ct104941966060544">
          <text:insertion>
            <office:change-info>
              <dc:creator>Stuart Baker</dc:creator>
              <dc:date>2024-06-23T20:52:54</dc:date>
            </office:change-info>
          </text:insertion>
        </text:changed-region>
        <text:changed-region xml:id="ct104941966660368" text:id="ct104941966660368">
          <text:deletion>
            <office:change-info>
              <dc:creator>Stuart Baker</dc:creator>
              <dc:date>2024-06-23T20:10:19</dc:date>
            </office:change-info>
            <text:p text:style-name="P55">*</text:p>
          </text:deletion>
        </text:changed-region>
        <text:changed-region xml:id="ct104941966050304" text:id="ct104941966050304">
          <text:insertion>
            <office:change-info>
              <dc:creator>Stuart Baker</dc:creator>
              <dc:date>2024-06-23T20:10:19</dc:date>
            </office:change-info>
          </text:insertion>
        </text:changed-region>
        <text:changed-region xml:id="ct104941966661296" text:id="ct104941966661296">
          <text:deletion>
            <office:change-info>
              <dc:creator>Stuart Baker</dc:creator>
              <dc:date>2024-06-23T20:10:25</dc:date>
            </office:change-info>
            <text:p text:style-name="P55">*</text:p>
          </text:deletion>
        </text:changed-region>
        <text:changed-region xml:id="ct104941966053888" text:id="ct104941966053888">
          <text:insertion>
            <office:change-info>
              <dc:creator>Stuart Baker</dc:creator>
              <dc:date>2024-06-23T20:10:25</dc:date>
            </office:change-info>
          </text:insertion>
        </text:changed-region>
        <text:changed-region xml:id="ct104941966662224" text:id="ct104941966662224">
          <text:deletion>
            <office:change-info>
              <dc:creator>Stuart Baker</dc:creator>
              <dc:date>2024-06-23T20:10:36</dc:date>
            </office:change-info>
            <text:p text:style-name="P55">*</text:p>
          </text:deletion>
        </text:changed-region>
        <text:changed-region xml:id="ct104941966626512" text:id="ct104941966626512">
          <text:insertion>
            <office:change-info>
              <dc:creator>Stuart Baker</dc:creator>
              <dc:date>2024-06-23T20:10:36</dc:date>
            </office:change-info>
          </text:insertion>
        </text:changed-region>
        <text:changed-region xml:id="ct104941966663248" text:id="ct104941966663248">
          <text:deletion>
            <office:change-info>
              <dc:creator>Stuart Baker</dc:creator>
              <dc:date>2024-06-23T20:10:40</dc:date>
            </office:change-info>
            <text:p text:style-name="P55">*</text:p>
          </text:deletion>
        </text:changed-region>
        <text:changed-region xml:id="ct104941966632064" text:id="ct104941966632064">
          <text:insertion>
            <office:change-info>
              <dc:creator>Stuart Baker</dc:creator>
              <dc:date>2024-06-23T20:10:40</dc:date>
            </office:change-info>
          </text:insertion>
        </text:changed-region>
        <text:changed-region xml:id="ct104941966665280" text:id="ct104941966665280">
          <text:insertion>
            <office:change-info>
              <dc:creator>Stuart Baker</dc:creator>
              <dc:date>2024-06-23T20:56:25</dc:date>
            </office:change-info>
          </text:insertion>
        </text:changed-region>
        <text:changed-region xml:id="ct104941966632816" text:id="ct104941966632816">
          <text:deletion>
            <office:change-info>
              <dc:creator>Stuart Baker</dc:creator>
              <dc:date>2024-06-23T20:53:40</dc:date>
            </office:change-info>
            <text:p text:style-name="P8"><text:span text:style-name="T45">a</text:span></text:p>
          </text:deletion>
        </text:changed-region>
        <text:changed-region xml:id="ct104941966636032" text:id="ct104941966636032">
          <text:deletion>
            <office:change-info>
              <dc:creator>Stuart Baker</dc:creator>
              <dc:date>2024-06-23T20:56:40</dc:date>
            </office:change-info>
            <text:p text:style-name="P8">, do not use</text:p>
          </text:deletion>
        </text:changed-region>
        <text:changed-region xml:id="ct104941966630400" text:id="ct104941966630400">
          <text:insertion>
            <office:change-info>
              <dc:creator>Stuart Baker</dc:creator>
              <dc:date>2024-06-23T20:57:03</dc:date>
            </office:change-info>
          </text:insertion>
        </text:changed-region>
        <text:changed-region xml:id="ct104941966671424" text:id="ct104941966671424">
          <text:insertion>
            <office:change-info>
              <dc:creator>Stuart Baker</dc:creator>
              <dc:date>2024-06-23T20:43:13</dc:date>
            </office:change-info>
          </text:insertion>
        </text:changed-region>
        <text:changed-region xml:id="ct104941966689392" text:id="ct104941966689392">
          <text:deletion>
            <office:change-info>
              <dc:creator>Stuart Baker</dc:creator>
              <dc:date>2024-06-23T13:03:26</dc:date>
            </office:change-info>
            <text:p text:style-name="P37">I</text:p>
          </text:deletion>
        </text:changed-region>
        <text:changed-region xml:id="ct104941966696688" text:id="ct104941966696688">
          <text:insertion>
            <office:change-info>
              <dc:creator>Stuart Baker</dc:creator>
              <dc:date>2024-06-23T13:03:27</dc:date>
            </office:change-info>
          </text:insertion>
        </text:changed-region>
        <text:changed-region xml:id="ct104941966725072" text:id="ct104941966725072">
          <text:insertion>
            <office:change-info>
              <dc:creator>Stuart Baker</dc:creator>
              <dc:date>2023-03-30T23:23:08</dc:date>
            </office:change-info>
          </text:insertion>
        </text:changed-region>
        <text:changed-region xml:id="ct104941966761024" text:id="ct104941966761024">
          <text:insertion>
            <office:change-info>
              <dc:creator>Stuart Baker</dc:creator>
              <dc:date>2023-03-30T23:23: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Introduction (Informative)</text:h>
      <text:p text:style-name="Standard">This standard describes the format and allocation of OpenLCB 48-bit Unique Identifiers. It is not specific to any wire protocol.</text:p>
      <text:h text:style-name="P57" text:outline-level="1">Intended Use (Informative)</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8">Normative</text:span>)</text:h>
      <text:p text:style-name="Standard">This specification is in the context of the following OpenLCB Standards:</text:p>
      <text:list text:style-name="L1">
        <text:list-item>
          <text:p text:style-name="P60">The OpenLCB Message Network Standard, which <text:span text:style-name="T15">defines the basic messages and how they interact. Higher-level protocols are based on this message network, but are defined elsewhere.</text:span></text:p>
        </text:list-item>
        <text:list-item>
          <text:p text:style-name="P61">The OpenLCB Event Identification Standard, which defines the well-known Events Identifiers.</text:p>
        </text:list-item>
      </text:list>
      <text:h text:style-name="Heading_20_1" text:outline-level="1">Format <text:span text:style-name="T19">(Normative)</text:span></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5">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31">U</text:span>nique <text:span text:style-name="T31">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9">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6">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20">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6">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20">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6">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Manufacture<text:span text:style-name="T17">r</text:span> Specific</text:h>
      <text:p text:style-name="Standard">Manufacturers shall ensure uniqueness for identifiers they assign. <text:s/><text:span text:style-name="T20">Short (8-bit) NMRA DCC manufacture ID's are assigned out of this pool. <text:s/>Please see section </text:span><text:span text:style-name="T20"><text:bookmark-ref text:reference-format="chapter" text:ref-name="__RefHeading__4005_53554088">5.11</text:bookmark-ref></text:span><text:span text:style-name="T20"><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change-start text:change-id="ct104941963668656"/><text:span text:style-name="T37">r</text:span><text:change-end text:change-id="ct104941963668656"/>s who have been assigned a <text:span text:style-name="T29">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20">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20">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6">CBUS <text:s text:c="7"/></text:span>Node ID</text:p>
          </table:table-cell>
          <table:covered-table-cell/>
          <table:table-cell table:style-name="Table7.G2" office:value-type="string">
            <text:p text:style-name="P18"><text:span text:style-name="T20">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20">DCC – </text:span>NMRA</text:p>
          </table:table-cell>
          <table:table-cell table:style-name="Table7.H2" office:value-type="string">
            <text:p text:style-name="P5">NMRA Reserved (for extended manufacture ID numbers). <text:s/><text:span text:style-name="T24">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5">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change-start text:change-id="ct104941962186496"/><text:span text:style-name="T37">r</text:span><text:change-end text:change-id="ct104941962186496"/>s w<text:span text:style-name="T35">ithout </text:span>a DCC Manufacturer ID</text:p>
          </table:table-cell>
        </table:table-row>
      </table:table>
      <text:p text:style-name="P44"/>
      <text:h text:style-name="Heading_20_2" text:outline-level="2">Self-Assigning Groups</text:h>
      <text:p text:style-name="Standard">These Unique Identifiers are assigned in association with an outside organization<text:span text:style-name="T26">'</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6">CBUS <text:s text:c="7"/></text:span>Layout ID</text:p>
          </table:table-cell>
          <table:covered-table-cell/>
          <table:table-cell table:style-name="Table16.E4" table:number-columns-spanned="2" office:value-type="string">
            <text:p text:style-name="P18"><text:span text:style-name="T16">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4">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3">5</text:span></text:p>
          </table:table-cell>
          <table:table-cell table:style-name="Table4.B2" office:value-type="string">
            <text:p text:style-name="P24">0<text:span text:style-name="T33">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6">16</text:span>-bit assigned ranges. <text:s/>The least significant two bytes are sequentially assigned.</text:p>
          </table:table-cell>
        </table:table-row>
        <table:table-row table:style-name="Table4.1">
          <table:table-cell table:style-name="Table4.A4" office:value-type="string">
            <text:p text:style-name="P24">0<text:span text:style-name="T33">5</text:span></text:p>
          </table:table-cell>
          <table:table-cell table:style-name="Table4.B4" office:value-type="string">
            <text:p text:style-name="P24">0<text:span text:style-name="T33">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6">24</text:span>-bit assigned ranges. <text:s/>The least significant three bytes are sequentially assigned.</text:p>
          </table:table-cell>
        </table:table-row>
      </table:table>
      <text:p text:style-name="P42"/>
      <text:h text:style-name="P58" text:outline-level="2">Locomotive Control Systems</text:h>
      <text:p text:style-name="Standard">This Unique <text:span text:style-name="T30">I</text:span>dentifier range (starting with a most significant byte value of 0x06) <text:change text:change-id="ct104941964521536"/><text:change-start text:change-id="ct104941966571504"/><text:span text:style-name="T38">is</text:span><text:change-end text:change-id="ct104941966571504"/> allocated for locomotive control systems. <text:change-start text:change-id="ct104941966571824"/><text:span text:style-name="T46">Unique Event Identifiers shall not be defined out of this range.</text:span><text:change-end text:change-id="ct104941966571824"/><text:change text:change-id="ct104941966573488"/><text:change text:change-id="ct104941966573776"/><text:soft-page-break/></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5"><text:change text:change-id="ct104941966585696"/><text:change-start text:change-id="ct104941966586288"/>00<text:change-end text:change-id="ct104941966586288"/></text:p>
          </table:table-cell>
          <table:table-cell table:style-name="Table19.D2" office:value-type="string">
            <text:p text:style-name="P55"><text:change text:change-id="ct104941966587264"/><text:change-start text:change-id="ct104941966572320"/>00<text:change-end text:change-id="ct104941966572320"/></text:p>
          </table:table-cell>
          <table:table-cell table:style-name="Table19.E2" office:value-type="string">
            <text:p text:style-name="P55"><text:change text:change-id="ct104941966588320"/><text:change-start text:change-id="ct104941966568224"/>00<text:change-end text:change-id="ct104941966568224"/></text:p>
          </table:table-cell>
          <table:table-cell table:style-name="Table19.E2" office:value-type="string">
            <text:p text:style-name="P55"><text:change text:change-id="ct104941966589344"/><text:change-start text:change-id="ct104941966566304"/>00 - FF<text:change-end text:change-id="ct104941966566304"/></text:p>
          </table:table-cell>
          <table:table-cell table:style-name="Table19.G2" office:value-type="string">
            <text:p text:style-name="P18">OpenLCB</text:p>
          </table:table-cell>
          <table:table-cell table:style-name="Table19.H2" office:value-type="string">
            <text:p text:style-name="Standard">DC system<text:change text:change-id="ct104941966591088"/><text:span text:style-name="T30">.</text:span><text:change-start text:change-id="ct104941966592592"/><text:span text:style-name="T30"> </text:span><text:span text:style-name="T41">Valid byte 6 values are 0 to 255, and correspond with </text:span><text:change-end text:change-id="ct104941966592592"/><text:change-start text:change-id="ct104941966594080"/><text:span text:style-name="T41">the DC cab ID in a multi-cab block system.</text:span><text:change-end text:change-id="ct104941966594080"/></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change text:change-id="ct104941966600320"/><text:span text:style-name="T30">.</text:span><text:change-start text:change-id="ct104941966600688"/><text:span text:style-name="T30"> </text:span><text:span text:style-name="T42">Undefined values are reserved.</text:span><text:change-end text:change-id="ct104941966600688"/></text:p>
          </table:table-cell>
        </table:table-row>
        <table:table-row table:style-name="Table19.4">
          <table:table-cell table:style-name="Table19.A2" office:value-type="string">
            <text:p text:style-name="P18"><text:change-start text:change-id="ct104941966509920"/><text:span text:style-name="T38">06</text:span>‍<text:change-end text:change-id="ct104941966509920"/></text:p>
          </table:table-cell>
          <table:table-cell table:style-name="Table19.B2" office:value-type="string">
            <text:p text:style-name="P48"><text:change-start text:change-id="ct104941966592032"/>01<text:change-end text:change-id="ct104941966592032"/></text:p>
          </table:table-cell>
          <table:table-cell table:style-name="Table19.C2" office:value-type="string">
            <text:p text:style-name="P48"><text:change-start text:change-id="ct104941966602480"/>00<text:change-end text:change-id="ct104941966602480"/></text:p>
          </table:table-cell>
          <table:table-cell table:style-name="Table19.D2" office:value-type="string">
            <text:p text:style-name="P48"><text:change-start text:change-id="ct104941966603920"/>00<text:change-end text:change-id="ct104941966603920"/></text:p>
          </table:table-cell>
          <table:table-cell table:style-name="Table19.E2" office:value-type="string">
            <text:p text:style-name="P48"><text:change-start text:change-id="ct104941966604848"/>00<text:change-end text:change-id="ct104941966604848"/></text:p>
          </table:table-cell>
          <table:table-cell table:style-name="Table19.E2" office:value-type="string">
            <text:p text:style-name="P48"><text:change-start text:change-id="ct104941966606224"/>0<text:span text:style-name="T42">0</text:span> - <text:span text:style-name="T47">7</text:span>F<text:change-end text:change-id="ct104941966606224"/></text:p>
          </table:table-cell>
          <table:table-cell table:style-name="Table19.G2" office:value-type="string">
            <text:p text:style-name="P48"><text:change-start text:change-id="ct104941966571136"/>OpenLCB<text:change-end text:change-id="ct104941966571136"/></text:p>
          </table:table-cell>
          <table:table-cell table:style-name="Table19.H3" office:value-type="string">
            <text:p text:style-name="P49"><text:change-start text:change-id="ct104941966610320"/>DCC <text:span text:style-name="T42">s</text:span>hort (7-bit) address. Valid <text:span text:style-name="T39">byte 6 </text:span>values are <text:span text:style-name="T42">0</text:span> to 127<text:change-end text:change-id="ct104941966610320"/><text:change-start text:change-id="ct104941966592880"/>. <text:change-end text:change-id="ct104941966592880"/><text:change-start text:change-id="ct104941966048624"/><text:span text:style-name="T39">0 </text:span><text:span text:style-name="T42">is the broadcast address and can be used to control all DCC</text:span><text:change-end text:change-id="ct104941966048624"/><text:change-start text:change-id="ct104941966611632"/><text:span text:style-name="T42"> short and long address locomotives.</text:span><text:change-end text:change-id="ct104941966611632"/><text:change-start text:change-id="ct104942033048800"/><text:span text:style-name="T42"> </text:span><text:span text:style-name="T47">All other values are reserved.</text:span><text:change-end text:change-id="ct104942033048800"/></text:p>
          </table:table-cell>
        </table:table-row>
        <table:table-row table:style-name="Table19.5">
          <table:table-cell table:style-name="Table19.A2" office:value-type="string">
            <text:p text:style-name="P18"><text:change text:change-id="ct104942034134432"/></text:p>
          </table:table-cell>
          <table:table-cell table:style-name="Table19.B2" office:value-type="string">
            <text:p text:style-name="P51"><text:change text:change-id="ct104942043017616"/></text:p>
          </table:table-cell>
          <table:table-cell table:style-name="Table19.C2" office:value-type="string">
            <text:p text:style-name="P51"><text:change text:change-id="ct104942032079136"/></text:p>
          </table:table-cell>
          <table:table-cell table:style-name="Table19.D2" office:value-type="string">
            <text:p text:style-name="P51"><text:change text:change-id="ct104942034083136"/></text:p>
          </table:table-cell>
          <table:table-cell table:style-name="Table19.E5" table:number-columns-spanned="2" office:value-type="string">
            <text:p text:style-name="P51"><text:change text:change-id="ct104942029048720"/></text:p>
          </table:table-cell>
          <table:covered-table-cell/>
          <table:table-cell table:style-name="Table19.G5" office:value-type="string">
            <text:p text:style-name="P51"><text:change text:change-id="ct104942048140752"/></text:p>
          </table:table-cell>
          <table:table-cell table:style-name="Table19.H3" office:value-type="string">
            <text:p text:style-name="P52"><text:change text:change-id="ct104942032567536"/><text:span text:style-name="T6"/></text:p>
          </table:table-cell>
        </table:table-row>
        <table:table-row table:style-name="Table19.6">
          <table:table-cell table:style-name="Table19.A2" office:value-type="string">
            <text:p text:style-name="P18"><text:change-start text:change-id="ct104941966593520"/>‍<text:span text:style-name="T38">06</text:span><text:change-end text:change-id="ct104941966593520"/></text:p>
          </table:table-cell>
          <table:table-cell table:style-name="Table19.B2" office:value-type="string">
            <text:p text:style-name="P48"><text:change-start text:change-id="ct104941966609392"/>01<text:change-end text:change-id="ct104941966609392"/></text:p>
          </table:table-cell>
          <table:table-cell table:style-name="Table19.C2" office:value-type="string">
            <text:p text:style-name="P50"><text:change-start text:change-id="ct104941966621232"/>00<text:change-end text:change-id="ct104941966621232"/></text:p>
          </table:table-cell>
          <table:table-cell table:style-name="Table19.D2" office:value-type="string">
            <text:p text:style-name="P50"><text:change-start text:change-id="ct104941966611152"/>00<text:change-end text:change-id="ct104941966611152"/></text:p>
          </table:table-cell>
          <table:table-cell table:style-name="Table19.E5" table:number-columns-spanned="2" office:value-type="string">
            <text:p text:style-name="P50"><text:change-start text:change-id="ct104941966623680"/>C000 - <text:span text:style-name="T44">E7</text:span>FF<text:change-end text:change-id="ct104941966623680"/></text:p>
          </table:table-cell>
          <table:covered-table-cell/>
          <table:table-cell table:style-name="Table19.G5" office:value-type="string">
            <text:p text:style-name="P48"><text:change-start text:change-id="ct104941966610640"/>OpenLCB<text:change-end text:change-id="ct104941966610640"/></text:p>
          </table:table-cell>
          <table:table-cell table:style-name="Table19.H3" office:value-type="string">
            <text:p text:style-name="P49"><text:change-start text:change-id="ct104941966625936"/>DCC <text:span text:style-name="T42">l</text:span>ong (14-bit) address Valid <text:span text:style-name="T39">byte 5 and 6 </text:span>values are 0 to 1<text:change-end text:change-id="ct104941966625936"/><text:change-start text:change-id="ct104941966626224"/>0239<text:change-end text:change-id="ct104941966626224"/><text:change-start text:change-id="ct104941966627520"/> <text:span text:style-name="T42">logically </text:span><text:span text:style-name="T7">or’d with 0xC000, consistent with DCC conventions.</text:span><text:change-end text:change-id="ct104941966627520"/><text:change-start text:change-id="ct104941966631568"/><text:span text:style-name="T7"> Byte 5 is the most significant byte and </text:span><text:span text:style-name="T8">b</text:span><text:span text:style-name="T7">yte 6 is the least significant byte.</text:span><text:change-end text:change-id="ct104941966631568"/><text:change-start text:change-id="ct104941966634368"/><text:span text:style-name="T7"> </text:span><text:span text:style-name="T8">All other values are reserved.</text:span><text:change-end text:change-id="ct104941966634368"/></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change text:change-id="ct104941966639728"/><text:span text:style-name="T30">.</text:span></text:p>
          </table:table-cell>
        </table:table-row>
        <table:table-row table:style-name="Table19.8">
          <table:table-cell table:style-name="Table19.A2" office:value-type="string">
            <text:p text:style-name="P18"><text:change-start text:change-id="ct104941966629008"/><text:span text:style-name="T42">06</text:span><text:change-end text:change-id="ct104941966629008"/><text:change-start text:change-id="ct104941966631008"/>‍<text:change-end text:change-id="ct104941966631008"/></text:p>
          </table:table-cell>
          <table:table-cell table:style-name="Table19.B2" office:value-type="string">
            <text:p text:style-name="P53"><text:change-start text:change-id="ct104941966567088"/>02<text:change-end text:change-id="ct104941966567088"/></text:p>
          </table:table-cell>
          <table:table-cell table:style-name="Table19.C2" office:value-type="string">
            <text:p text:style-name="P53"><text:change-start text:change-id="ct104941966642112"/>00<text:change-end text:change-id="ct104941966642112"/></text:p>
          </table:table-cell>
          <table:table-cell table:style-name="Table19.D2" office:value-type="string">
            <text:p text:style-name="P53"><text:change-start text:change-id="ct104941966643824"/>00<text:change-end text:change-id="ct104941966643824"/></text:p>
          </table:table-cell>
          <table:table-cell table:style-name="Table19.E2" office:value-type="string">
            <text:p text:style-name="P53"><text:change-start text:change-id="ct104941966644800"/>00<text:change-end text:change-id="ct104941966644800"/></text:p>
          </table:table-cell>
          <table:table-cell table:style-name="Table19.E2" office:value-type="string">
            <text:p text:style-name="P53"><text:change-start text:change-id="ct104941966645776"/>01 - 63<text:change-end text:change-id="ct104941966645776"/></text:p>
          </table:table-cell>
          <table:table-cell table:style-name="Table19.G2" office:value-type="string">
            <text:p text:style-name="P53"><text:change-start text:change-id="ct104941966646752"/>OpenLCB<text:change-end text:change-id="ct104941966646752"/></text:p>
          </table:table-cell>
          <table:table-cell table:style-name="Table19.H2" office:value-type="string">
            <text:p text:style-name="P54"><text:change-start text:change-id="ct104941966647728"/>TMCC 2-digit address. Valid byte 6 values are 1 to 99, all other values are reserved.<text:change-end text:change-id="ct104941966647728"/><text:change-start text:change-id="ct104941966048112"/> Address 99 is the broadcast address and can be used to control all TMCC 2-digit locomotives.<text:change-end text:change-id="ct104941966048112"/></text:p>
          </table:table-cell>
        </table:table-row>
        <table:table-row table:style-name="Table19.9">
          <table:table-cell table:style-name="Table19.A2" office:value-type="string">
            <text:p text:style-name="P18"><text:change-start text:change-id="ct104941966649648"/>‍<text:span text:style-name="T42">06</text:span><text:change-end text:change-id="ct104941966649648"/></text:p>
          </table:table-cell>
          <table:table-cell table:style-name="Table19.B2" office:value-type="string">
            <text:p text:style-name="P53"><text:change-start text:change-id="ct104941966049712"/>02<text:change-end text:change-id="ct104941966049712"/></text:p>
          </table:table-cell>
          <table:table-cell table:style-name="Table19.C2" office:value-type="string">
            <text:p text:style-name="P53"><text:change-start text:change-id="ct104941966651488"/>00<text:change-end text:change-id="ct104941966651488"/></text:p>
          </table:table-cell>
          <table:table-cell table:style-name="Table19.D2" office:value-type="string">
            <text:p text:style-name="P53"><text:change-start text:change-id="ct104941966652560"/>00<text:change-end text:change-id="ct104941966652560"/></text:p>
          </table:table-cell>
          <table:table-cell table:style-name="Table19.E9" table:number-columns-spanned="2" office:value-type="string">
            <text:p text:style-name="P53"><text:change-start text:change-id="ct104941966654720"/>C000 - E70F<text:change-end text:change-id="ct104941966654720"/></text:p>
          </table:table-cell>
          <table:covered-table-cell/>
          <table:table-cell table:style-name="Table19.G9" office:value-type="string">
            <text:p text:style-name="P53"><text:change-start text:change-id="ct104941966655792"/>OpenLCB<text:change-end text:change-id="ct104941966655792"/></text:p>
          </table:table-cell>
          <table:table-cell table:style-name="Table19.H2" office:value-type="string">
            <text:p text:style-name="P54"><text:change-start text:change-id="ct104941966657664"/>TMCC 4-digit address. Valid byte 5 and 6 values are 0 to 9999 logically or<text:span text:style-name="T6">’d with 0xC000. Byte 5 is the most significant byte and byte 6 is the least significant byte. 0</text:span><text:span text:style-name="T11">x</text:span><text:span text:style-name="T6">C000 is the broadcast address and can be used to control all TMCC 4-digit locomotives. All</text:span><text:change-end text:change-id="ct104941966657664"/><text:change-start text:change-id="ct104941966060544"/><text:span text:style-name="T6"> </text:span><text:span text:style-name="T10">other values are reserved.</text:span><text:change-end text:change-id="ct104941966060544"/></text:p>
          </table:table-cell>
        </table:table-row>
        <table:table-row table:style-name="Table19.10">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5"><text:change text:change-id="ct104941966660368"/><text:change-start text:change-id="ct104941966050304"/>00<text:change-end text:change-id="ct104941966050304"/></text:p>
          </table:table-cell>
          <table:table-cell table:style-name="Table19.D2" office:value-type="string">
            <text:p text:style-name="P55"><text:change text:change-id="ct104941966661296"/><text:change-start text:change-id="ct104941966053888"/>00<text:change-end text:change-id="ct104941966053888"/></text:p>
          </table:table-cell>
          <table:table-cell table:style-name="Table19.E2" office:value-type="string">
            <text:p text:style-name="P55"><text:change text:change-id="ct104941966662224"/><text:change-start text:change-id="ct104941966626512"/>00<text:change-end text:change-id="ct104941966626512"/></text:p>
          </table:table-cell>
          <table:table-cell table:style-name="Table19.E2" office:value-type="string">
            <text:p text:style-name="P55"><text:change text:change-id="ct104941966663248"/><text:change-start text:change-id="ct104941966632064"/>01-50<text:change-end text:change-id="ct104941966632064"/></text:p>
          </table:table-cell>
          <table:table-cell table:style-name="Table19.G2" office:value-type="string">
            <text:p text:style-name="P18">OpenLCB</text:p>
          </table:table-cell>
          <table:table-cell table:style-name="Table19.H10" office:value-type="string">
            <text:p text:style-name="P8">M<text:change-start text:change-id="ct104941966665280"/><text:span text:style-name="T45">ä</text:span><text:change-end text:change-id="ct104941966665280"/><text:change text:change-id="ct104941966632816"/>rklin/Motorola system<text:change text:change-id="ct104941966636032"/>.<text:change-start text:change-id="ct104941966630400"/> Valid byte 6 values are 1 to 80, all other values are reserved.<text:change-end text:change-id="ct104941966630400"/></text:p>
          </table:table-cell>
        </table:table-row>
        <table:table-row>
          <table:table-cell table:style-name="Table19.A11" office:value-type="string">
            <text:p text:style-name="P18">06</text:p>
          </table:table-cell>
          <table:table-cell table:style-name="Table19.B11" office:value-type="string">
            <text:p text:style-name="P18">04</text:p>
          </table:table-cell>
          <table:table-cell table:style-name="Table19.C11" office:value-type="string">
            <text:p text:style-name="P18">*</text:p>
          </table:table-cell>
          <table:table-cell table:style-name="Table19.D11" office:value-type="string">
            <text:p text:style-name="P18">*</text:p>
          </table:table-cell>
          <table:table-cell table:style-name="Table19.E11" office:value-type="string">
            <text:p text:style-name="P18">*</text:p>
          </table:table-cell>
          <table:table-cell table:style-name="Table19.E11" office:value-type="string">
            <text:p text:style-name="P18">*</text:p>
          </table:table-cell>
          <table:table-cell table:style-name="Table19.G11" office:value-type="string">
            <text:p text:style-name="P18">OpenLCB</text:p>
          </table:table-cell>
          <table:table-cell table:style-name="Table19.H11" office:value-type="string">
            <text:p text:style-name="P5">MTH DCS<text:change-start text:change-id="ct104941966671424"/>, <text:span text:style-name="T43">reserved for future definition</text:span><text:change-end text:change-id="ct104941966671424"/>, <text:span text:style-name="T30">do not use.</text:span></text:p>
          </table:table-cell>
        </table:table-row>
      </table:table>
      <text:p text:style-name="Standard"/>
      <text:h text:style-name="Heading_20_2" text:outline-level="2"><text:soft-page-break/>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change text:change-id="ct104941966689392"/><text:change-start text:change-id="ct104941966696688"/><text:span text:style-name="T38">i</text:span><text:change-end text:change-id="ct104941966696688"/>nstallation operates one or more leasing services, they must be assigned disjoint ranges to hand out identifiers from. Globally available leasing services (such as over the Internet) shall have a unique range assigned to them.</text:p>
      <text:p text:style-name="P40"><text:span text:style-name="T12">Because Unique Event Identifiers assigned out of this range could be captured and disseminated into use 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p>
      <text:p text:style-name="P37">It is possible that a future OpenLCB protocol may, or may not, define a mechanism to <text:span text:style-name="T23">negotiate</text:span> a Unique Identifier lease over an OpenLCB network. <text:s/><text:span text:style-name="T28">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change-start text:change-id="ct104941966725072"/><text:span text:style-name="T37">r</text:span><text:change-end text:change-id="ct104941966725072"/>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59" text:outline-level="2"><text:bookmark-start text:name="__RefHeading__4005_53554088"/><text:soft-page-break/><text:span text:style-name="T21">Long (16-bit) NMRA DCC </text:span>Manufacture<text:span text:style-name="T17">r</text:span> Specific<text:bookmark-end text:name="__RefHeading__4005_53554088"/></text:h>
      <text:p text:style-name="P39">Manufacturers shall ensure uniqueness for identifiers they assign. <text:s/><text:span text:style-name="T21">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2">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change-start text:change-id="ct104941966761024"/><text:span text:style-name="T37">r</text:span><text:change-end text:change-id="ct104941966761024"/>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20">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20">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6">CBUS <text:s text:c="7"/></text:span>Node ID</text:p>
          </table:table-cell>
          <table:covered-table-cell/>
          <table:table-cell table:style-name="Table2.G2" office:value-type="string">
            <text:p text:style-name="P20"><text:span text:style-name="T20">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20">DCC – </text:span>NMRA</text:p>
          </table:table-cell>
          <table:table-cell table:style-name="Table2.H2" office:value-type="string">
            <text:p text:style-name="P6">NMRA Reserved (for extended manufacture ID numbers). <text:s/><text:span text:style-name="T27">Not available for use.</text:span></text:p>
          </table:table-cell>
        </table:table-row>
      </table:table>
      <text:p text:style-name="P39"/>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 (Informative)<text:tab/>1</text:p>
          <text:p text:style-name="P47"><text:s/>2 Intended Use (Informative)<text:tab/>1</text:p>
          <text:p text:style-name="P47"><text:s/>3 References and Context (Normative)<text:tab/>1</text:p>
          <text:p text:style-name="P47"><text:s/>4 Format (Normative)<text:tab/>1</text:p>
          <text:p text:style-name="P47"><text:s/>5 Allocation (Normative)<text:tab/>1</text:p>
          <text:p text:style-name="P46"><text:s/>5.1 Overview<text:tab/>2</text:p>
          <text:p text:style-name="P46"><text:s/>5.2 Reserved Leading Zero<text:tab/>2</text:p>
          <text:p text:style-name="P46"><text:s/>5.3 Well-Known Global Identifiers<text:tab/>3</text:p>
          <text:p text:style-name="P46"><text:s/>5.4 Manufacturer Specific<text:tab/>3</text:p>
          <text:p text:style-name="P46"><text:s/>5.5 Self-Assigning Groups<text:tab/>4</text:p>
          <text:p text:style-name="P46"><text:s/>5.6 Assigned by Software at Runtime<text:tab/>5</text:p>
          <text:p text:style-name="P46"><text:s/>5.7 Specifically Assigned by Request<text:tab/>5</text:p>
          <text:p text:style-name="P46"><text:s/>5.8 Locomotive Control Systems<text:tab/>5</text:p>
          <text:p text:style-name="P46"><text:s/>5.9 RFID and NFC<text:tab/>6</text:p>
          <text:p text:style-name="P46"><text:s/>5.10 Temporary Assigned by Software at Runtime<text:tab/>6</text:p>
          <text:p text:style-name="P46"><text:s/>5.11 Long (16-bit) NMRA DCC Manufacturer Specific<text:tab/>7</text:p>
          <text:p text:style-name="P46"><text:s/>5.12 Reserved Unique Identifiers<text:tab/>8</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675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6" draw:name="PowerPlusWaterMarkObject" draw:style-name="Mgr1" draw:text-style-name="MP3" svg:width="7.9996in" svg:height="2.6748in" draw:transform="rotate (0.785398163397448) translate (0.938888888888889in 5.13263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3"><text:tab/> <text:s text:c="5"/>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un 28,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8, 2024</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un 28, 2024</text:user-defined></text:span></text:span></text:p>
      </style:footer>
    </style:master-page>
    <style:master-page style:name="Landscape" style:page-layout-name="Mpm3" draw:style-name="Mdp1">
      <style:header>
        <text:p text:style-name="MP10">OpenLCB Unique Identifiers Standard<draw:custom-shape text:anchor-type="char" draw:z-index="8" draw:name="PowerPlusWaterMarkObject" draw:style-name="Mgr3" draw:text-style-name="MP3" svg:width="6.9248in" svg:height="2.315in" draw:transform="rotate (0.785398163397448) translate (0.195833333333333in 5.95406277340332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9</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un 28, 2024</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4"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5"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22</meta:editing-cycles>
    <meta:editing-duration>P1DT16H20M25S</meta:editing-duration>
    <meta:generator>LibreOffice/24.2.3.2$Linux_X86_64 LibreOffice_project/420$Build-2</meta:generator>
    <dc:date>2024-06-28T21:22:41.182684194</dc:date>
    <meta:printed-by>Bob Jacobsen</meta:printed-by>
    <meta:print-date>2010-10-24T14:21:59</meta:print-date>
    <dc:creator>Stuart Baker</dc:creator>
    <meta:document-statistic meta:table-count="12" meta:image-count="1" meta:object-count="0" meta:page-count="9" meta:paragraph-count="550" meta:word-count="2472" meta:character-count="14615" meta:non-whitespace-character-count="12566"/>
    <meta:user-defined meta:name="OLCBdate">Jun 28, 2024</meta:user-defined>
    <meta:user-defined meta:name="OLCBstatus">Draft</meta:user-defined>
    <meta:user-defined meta:name="OLCByear">2024</meta:user-defined>
  </office:meta>
</office:document-meta>
</file>